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== ASSIGMENT NO-3</text:p>
      <text:p text:style-name="Standard">name-Pratik Balaso Shelke</text:p>
      <text:p text:style-name="Standard">Roll no-07</text:p>
      <text:p text:style-name="Standard">date of pratical:</text:p>
      <text:p text:style-name="Standard">date of checking:</text:p>
      <text:p text:style-name="Standard">*/</text:p>
      <text:p text:style-name="Standard"/>
      <text:p text:style-name="Standard"><text:s text:c="5"/></text:p>
      <text:p text:style-name="Standard">#include&lt;iostream&gt;</text:p>
      <text:p text:style-name="Standard">using namespace std;</text:p>
      <text:p text:style-name="Standard">#define SIZE 5</text:p>
      <text:p text:style-name="Standard">class cq</text:p>
      <text:p text:style-name="Standard">{</text:p>
      <text:p text:style-name="Standard"><text:s text:c="4"/>int q[5];</text:p>
      <text:p text:style-name="Standard"><text:s text:c="4"/>int F,R;</text:p>
      <text:p text:style-name="Standard"><text:s text:c="4"/>public:</text:p>
      <text:p text:style-name="Standard"><text:s text:c="8"/>cq()</text:p>
      <text:p text:style-name="Standard"><text:s text:c="8"/>{</text:p>
      <text:p text:style-name="Standard"><text:s text:c="12"/>F=R=-1;</text:p>
      <text:p text:style-name="Standard"><text:s text:c="8"/>}</text:p>
      <text:p text:style-name="Standard"><text:s text:c="8"/>void enq(int x);</text:p>
      <text:p text:style-name="Standard"><text:s text:c="8"/>int deq();</text:p>
      <text:p text:style-name="Standard"><text:s text:c="8"/>int isEmpty();</text:p>
      <text:p text:style-name="Standard"><text:s text:c="8"/>int isFull();</text:p>
      <text:p text:style-name="Standard"><text:s text:c="8"/>int getFront();</text:p>
      <text:p text:style-name="Standard"><text:s text:c="8"/>int getRear();</text:p>
      <text:p text:style-name="Standard"><text:s text:c="8"/>void display();</text:p>
      <text:p text:style-name="Standard"/>
      <text:p text:style-name="Standard">};</text:p>
      <text:p text:style-name="Standard">void cq::enq(int x)</text:p>
      <text:p text:style-name="Standard">{</text:p>
      <text:p text:style-name="Standard"><text:s text:c="4"/>if(isFull())</text:p>
      <text:p text:style-name="Standard"><text:s text:c="4"/>{</text:p>
      <text:p text:style-name="Standard"><text:s text:c="8"/>cout&lt;&lt;"Q is Full";</text:p>
      <text:p text:style-name="Standard"><text:s text:c="8"/>return;</text:p>
      <text:p text:style-name="Standard"><text:s text:c="4"/>}</text:p>
      <text:p text:style-name="Standard"><text:s text:c="4"/>else if(F==-1)</text:p>
      <text:p text:style-name="Standard"/>
      <text:p text:style-name="Standard"><text:s text:c="8"/>F=R=0;</text:p>
      <text:p text:style-name="Standard"/>
      <text:p text:style-name="Standard"><text:s text:c="4"/>else</text:p>
      <text:p text:style-name="Standard"/>
      <text:p text:style-name="Standard"><text:s text:c="8"/>R=(R+1)%5;</text:p>
      <text:p text:style-name="Standard"/>
      <text:p text:style-name="Standard"><text:s text:c="4"/>q[R]=x;</text:p>
      <text:p text:style-name="Standard">}</text:p>
      <text:p text:style-name="Standard">int cq::deq()</text:p>
      <text:p text:style-name="Standard">{</text:p>
      <text:p text:style-name="Standard"><text:s text:c="4"/>int x;</text:p>
      <text:p text:style-name="Standard"><text:s text:c="4"/>if(isEmpty())</text:p>
      <text:p text:style-name="Standard"><text:s text:c="4"/>{</text:p>
      <text:p text:style-name="Standard"><text:s text:c="8"/>cout&lt;&lt;"Q is empty";</text:p>
      <text:p text:style-name="Standard"><text:soft-page-break/><text:s text:c="8"/>return -1;</text:p>
      <text:p text:style-name="Standard"><text:s text:c="4"/>}</text:p>
      <text:p text:style-name="Standard"><text:s text:c="4"/>else if(F==R)</text:p>
      <text:p text:style-name="Standard"><text:s text:c="4"/>{</text:p>
      <text:p text:style-name="Standard"><text:s text:c="8"/>x=q[F];</text:p>
      <text:p text:style-name="Standard"><text:s text:c="8"/>F=R=-1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x=q[F];</text:p>
      <text:p text:style-name="Standard"><text:s text:c="8"/>F=(F+1)%5;</text:p>
      <text:p text:style-name="Standard"><text:s text:c="4"/>}</text:p>
      <text:p text:style-name="Standard"><text:s text:c="4"/>return x;</text:p>
      <text:p text:style-name="Standard">}</text:p>
      <text:p text:style-name="Standard">int cq::isEmpty()</text:p>
      <text:p text:style-name="Standard">{</text:p>
      <text:p text:style-name="Standard"><text:s text:c="4"/>if(F==-1)</text:p>
      <text:p text:style-name="Standard"><text:s text:c="12"/>return 1;</text:p>
      <text:p text:style-name="Standard"><text:s text:c="8"/>return 0;</text:p>
      <text:p text:style-name="Standard">}</text:p>
      <text:p text:style-name="Standard">int cq::isFull()</text:p>
      <text:p text:style-name="Standard">{</text:p>
      <text:p text:style-name="Standard"><text:s text:c="4"/>if((R+1)%5==F)</text:p>
      <text:p text:style-name="Standard"><text:s text:c="12"/>return 1;</text:p>
      <text:p text:style-name="Standard"><text:s text:c="8"/>return 0;</text:p>
      <text:p text:style-name="Standard">}</text:p>
      <text:p text:style-name="Standard">int cq::getFront()</text:p>
      <text:p text:style-name="Standard">{</text:p>
      <text:p text:style-name="Standard"><text:s text:c="4"/>if(isEmpty())</text:p>
      <text:p text:style-name="Standard"><text:s text:c="4"/>{</text:p>
      <text:p text:style-name="Standard"><text:s text:c="8"/>cout&lt;&lt;"Q is empty";</text:p>
      <text:p text:style-name="Standard"><text:s text:c="8"/>return -1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return q[F];</text:p>
      <text:p text:style-name="Standard"><text:s text:c="4"/>}</text:p>
      <text:p text:style-name="Standard">}</text:p>
      <text:p text:style-name="Standard">int cq::getRear()</text:p>
      <text:p text:style-name="Standard">{</text:p>
      <text:p text:style-name="Standard"><text:s text:c="4"/>if(isEmpty())</text:p>
      <text:p text:style-name="Standard"><text:s text:c="4"/>{</text:p>
      <text:p text:style-name="Standard"><text:s text:c="8"/>cout&lt;&lt;"Q is empty";</text:p>
      <text:p text:style-name="Standard"><text:s text:c="8"/>return -1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return q[R];</text:p>
      <text:p text:style-name="Standard"><text:s text:c="4"/>}</text:p>
      <text:p text:style-name="Standard">}</text:p>
      <text:p text:style-name="Standard">void cq::display()</text:p>
      <text:p text:style-name="Standard">{</text:p>
      <text:p text:style-name="Standard"><text:soft-page-break/><text:s text:c="4"/>int i;</text:p>
      <text:p text:style-name="Standard"><text:s text:c="4"/>if(isEmpty())</text:p>
      <text:p text:style-name="Standard"><text:s text:c="4"/>{</text:p>
      <text:p text:style-name="Standard"><text:s text:c="8"/>cout&lt;&lt;"Q is empty";</text:p>
      <text:p text:style-name="Standard"><text:s text:c="8"/>return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4"/>cout&lt;&lt;"Data in queue:";</text:p>
      <text:p text:style-name="Standard"><text:s text:c="4"/>for(i=F;i!=R;i=(i+1)%5)</text:p>
      <text:p text:style-name="Standard"><text:s text:c="5"/>{</text:p>
      <text:p text:style-name="Standard"><text:s text:c="8"/>cout&lt;&lt;"\t"&lt;&lt;q[i];</text:p>
      <text:p text:style-name="Standard"><text:s text:c="5"/>}</text:p>
      <text:p text:style-name="Standard"><text:s text:c="5"/>cout&lt;&lt;"\t"&lt;&lt;q[i];</text:p>
      <text:p text:style-name="Standard"><text:s text:c="4"/>}</text:p>
      <text:p text:style-name="Standard">}</text:p>
      <text:p text:style-name="Standard">int main()</text:p>
      <text:p text:style-name="Standard">{</text:p>
      <text:p text:style-name="Standard"><text:s text:c="4"/>cq q;</text:p>
      <text:p text:style-name="Standard"><text:s text:c="4"/>int x,ch,F,R;</text:p>
      <text:p text:style-name="Standard"><text:s text:c="4"/>while(1)</text:p>
      <text:p text:style-name="Standard"><text:s text:c="4"/>{</text:p>
      <text:p text:style-name="Standard"><text:s text:c="8"/>cout&lt;&lt;"\n...MENU...";</text:p>
      <text:p text:style-name="Standard"><text:s text:c="8"/>cout&lt;&lt;"\n1.enqueue \n2.dequeue \n3.getFront \n4.getRear \n5.display";</text:p>
      <text:p text:style-name="Standard"><text:s text:c="8"/>cout&lt;&lt;"\n"&lt;&lt;"Enter your choice:";</text:p>
      <text:p text:style-name="Standard"><text:s text:c="8"/>cin&gt;&gt;ch;</text:p>
      <text:p text:style-name="Standard"><text:s text:c="8"/>switch(ch)</text:p>
      <text:p text:style-name="Standard"><text:s text:c="8"/>{</text:p>
      <text:p text:style-name="Standard"><text:s text:c="12"/>case 1:</text:p>
      <text:p text:style-name="Standard"><text:s text:c="20"/>cout&lt;&lt;"Enter data to insert:";</text:p>
      <text:p text:style-name="Standard"><text:s text:c="20"/>cin&gt;&gt;x;</text:p>
      <text:p text:style-name="Standard"><text:s text:c="20"/>q.enq(x);</text:p>
      <text:p text:style-name="Standard"><text:s text:c="20"/>q.display();</text:p>
      <text:p text:style-name="Standard"><text:s text:c="20"/>break;</text:p>
      <text:p text:style-name="Standard"/>
      <text:p text:style-name="Standard"><text:s text:c="12"/>case 2:</text:p>
      <text:p text:style-name="Standard"><text:s text:c="20"/>x=q.deq();</text:p>
      <text:p text:style-name="Standard"><text:s text:c="20"/>if(x==-1)</text:p>
      <text:p text:style-name="Standard"><text:s text:c="20"/>{</text:p>
      <text:p text:style-name="Standard"><text:s text:c="24"/>cout&lt;&lt;"Q is empty";</text:p>
      <text:p text:style-name="Standard"><text:s text:c="20"/>}</text:p>
      <text:p text:style-name="Standard"><text:s text:c="20"/>else</text:p>
      <text:p text:style-name="Standard"><text:s text:c="20"/>{</text:p>
      <text:p text:style-name="Standard"><text:s text:c="24"/>cout&lt;&lt;"delete="&lt;&lt;x;</text:p>
      <text:p text:style-name="Standard"><text:s text:c="20"/>}</text:p>
      <text:p text:style-name="Standard"><text:s text:c="20"/>break;</text:p>
      <text:p text:style-name="Standard"/>
      <text:p text:style-name="Standard"><text:s text:c="12"/>case 3:</text:p>
      <text:p text:style-name="Standard"><text:s text:c="20"/>F=q.getFront();</text:p>
      <text:p text:style-name="Standard"><text:s text:c="20"/>cout&lt;&lt;"Front element is:"&lt;&lt;F;</text:p>
      <text:p text:style-name="Standard"><text:s text:c="20"/>break;</text:p>
      <text:p text:style-name="Standard"/>
      <text:p text:style-name="Standard"><text:soft-page-break/><text:s text:c="12"/>case 4:</text:p>
      <text:p text:style-name="Standard"><text:s text:c="20"/>R=q.getRear();</text:p>
      <text:p text:style-name="Standard"><text:s text:c="20"/>cout&lt;&lt;"Rear element is:"&lt;&lt;R;</text:p>
      <text:p text:style-name="Standard"><text:s text:c="20"/>break;</text:p>
      <text:p text:style-name="Standard"/>
      <text:p text:style-name="Standard"/>
      <text:p text:style-name="Standard"><text:s text:c="12"/>case 5:</text:p>
      <text:p text:style-name="Standard"><text:s text:c="20"/>q.display();</text:p>
      <text:p text:style-name="Standard"><text:s text:c="20"/>break;</text:p>
      <text:p text:style-name="Standard"/>
      <text:p text:style-name="Standard"/>
      <text:p text:style-name="Standard"><text:s text:c="12"/>case 6:</text:p>
      <text:p text:style-name="Standard"><text:s text:c="20"/>exit(0);</text:p>
      <text:p text:style-name="Standard"/>
      <text:p text:style-name="Standard"><text:s text:c="8"/>}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2T16:47:03.215292639</meta:creation-date>
    <dc:date>2022-11-02T16:51:03.901105520</dc:date>
    <meta:editing-duration>PT2M4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59" meta:word-count="240" meta:character-count="2524" meta:non-whitespace-character-count="1330"/>
  </office:meta>
</office:document-meta>
</file>